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9a64" officeooo:paragraph-rsid="001c9a64"/>
    </style:style>
    <style:style style:name="P2" style:family="paragraph" style:parent-style-name="Standard">
      <style:text-properties officeooo:rsid="001c9a64" officeooo:paragraph-rsid="002a73e8"/>
    </style:style>
    <style:style style:name="P3" style:family="paragraph" style:parent-style-name="Standard">
      <style:text-properties officeooo:rsid="001dce55" officeooo:paragraph-rsid="001dce55"/>
    </style:style>
    <style:style style:name="P4" style:family="paragraph" style:parent-style-name="Standard">
      <style:text-properties officeooo:paragraph-rsid="001dce55"/>
    </style:style>
    <style:style style:name="P5" style:family="paragraph" style:parent-style-name="Standard">
      <style:text-properties officeooo:rsid="001de800" officeooo:paragraph-rsid="001de800"/>
    </style:style>
    <style:style style:name="P6" style:family="paragraph" style:parent-style-name="Standard">
      <style:text-properties officeooo:rsid="001e9b22" officeooo:paragraph-rsid="001e9b22"/>
    </style:style>
    <style:style style:name="P7" style:family="paragraph" style:parent-style-name="Standard">
      <style:text-properties officeooo:rsid="001f4218" officeooo:paragraph-rsid="001f4218"/>
    </style:style>
    <style:style style:name="P8" style:family="paragraph" style:parent-style-name="Standard">
      <style:text-properties officeooo:rsid="001f4218" officeooo:paragraph-rsid="001fa47a"/>
    </style:style>
    <style:style style:name="P9" style:family="paragraph" style:parent-style-name="Standard">
      <style:text-properties officeooo:rsid="001f4218" officeooo:paragraph-rsid="001dce55"/>
    </style:style>
    <style:style style:name="P10" style:family="paragraph" style:parent-style-name="Standard">
      <style:text-properties officeooo:rsid="001fa47a" officeooo:paragraph-rsid="001fa47a"/>
    </style:style>
    <style:style style:name="P11" style:family="paragraph" style:parent-style-name="Standard">
      <style:text-properties officeooo:rsid="00277372" officeooo:paragraph-rsid="00277372"/>
    </style:style>
    <style:style style:name="P12" style:family="paragraph" style:parent-style-name="Standard">
      <style:text-properties officeooo:rsid="00288741" officeooo:paragraph-rsid="00288741"/>
    </style:style>
    <style:style style:name="P13" style:family="paragraph" style:parent-style-name="Standard">
      <style:text-properties officeooo:rsid="002a73e8" officeooo:paragraph-rsid="002a73e8"/>
    </style:style>
    <style:style style:name="P14" style:family="paragraph" style:parent-style-name="Heading"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officeooo:rsid="002a73e8" officeooo:paragraph-rsid="002a73e8"/>
    </style:style>
    <style:style style:name="P16" style:family="paragraph" style:parent-style-name="Standard">
      <style:text-properties officeooo:rsid="00288741" officeooo:paragraph-rsid="00288741"/>
    </style:style>
    <style:style style:name="P17" style:family="paragraph" style:parent-style-name="Standard">
      <style:text-properties officeooo:rsid="002c5d2c" officeooo:paragraph-rsid="002c5d2c"/>
    </style:style>
    <style:style style:name="P18" style:family="paragraph" style:parent-style-name="Standard">
      <style:text-properties officeooo:rsid="002d2c40" officeooo:paragraph-rsid="002d2c40"/>
    </style:style>
    <style:style style:name="P19" style:family="paragraph" style:parent-style-name="Standard">
      <style:text-properties officeooo:rsid="002d2c40" officeooo:paragraph-rsid="002d772a"/>
    </style:style>
    <style:style style:name="P20" style:family="paragraph" style:parent-style-name="Standard">
      <style:text-properties officeooo:rsid="002d2c40" officeooo:paragraph-rsid="002e7023"/>
    </style:style>
    <style:style style:name="P21" style:family="paragraph" style:parent-style-name="Standard">
      <style:text-properties officeooo:paragraph-rsid="002d2c40"/>
    </style:style>
    <style:style style:name="P22" style:family="paragraph" style:parent-style-name="Standard">
      <style:text-properties officeooo:rsid="002d772a" officeooo:paragraph-rsid="002d772a"/>
    </style:style>
    <style:style style:name="P23" style:family="paragraph" style:parent-style-name="Standard">
      <style:text-properties officeooo:rsid="002f4f51" officeooo:paragraph-rsid="002f4f51"/>
    </style:style>
    <style:style style:name="P24" style:family="paragraph" style:parent-style-name="Standard">
      <style:text-properties officeooo:rsid="0030c16d" officeooo:paragraph-rsid="0030c16d"/>
    </style:style>
    <style:style style:name="T1" style:family="text">
      <style:text-properties officeooo:rsid="001f4218"/>
    </style:style>
    <style:style style:name="T2" style:family="text">
      <style:text-properties officeooo:rsid="001fa47a"/>
    </style:style>
    <style:style style:name="T3" style:family="text">
      <style:text-properties officeooo:rsid="002a73e8"/>
    </style:style>
    <style:style style:name="T4" style:family="text">
      <style:text-properties officeooo:rsid="002d2c40"/>
    </style:style>
    <style:style style:name="T5" style:family="text">
      <style:text-properties officeooo:rsid="002d772a"/>
    </style:style>
    <style:style style:name="T6" style:family="text">
      <style:text-properties officeooo:rsid="002e70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SS Basics</text:p>
      <text:h text:style-name="Heading_20_1" text:outline-level="1">Basic Structure:</text:h>
      <text:p text:style-name="P1"/>
      <text:p text:style-name="P1">&lt;style&gt;</text:p>
      <text:p text:style-name="P1"/>
      <text:p text:style-name="P1"><text:s text:c="4"/>* {</text:p>
      <text:p text:style-name="P1"><text:s text:c="2"/>font-family: 'Georgia', 'Times', serif;</text:p>
      <text:p text:style-name="P1">}</text:p>
      <text:p text:style-name="P1"/>
      <text:p text:style-name="P1">a {</text:p>
      <text:p text:style-name="P1"><text:s text:c="2"/>color: SeaGreen;</text:p>
      <text:p text:style-name="P1"><text:s text:c="2"/>text-decoration: none;</text:p>
      <text:p text:style-name="P1">}</text:p>
      <text:p text:style-name="P1"/>
      <text:p text:style-name="P1">img {</text:p>
      <text:p text:style-name="P1"><text:s text:c="2"/>border-radius: 100%;</text:p>
      <text:p text:style-name="P1">}</text:p>
      <text:p text:style-name="P1">&lt;/style&gt;</text:p>
      <text:p text:style-name="P1"/>
      <text:h text:style-name="Heading_20_2" text:outline-level="2">Referencing</text:h>
      <text:h text:style-name="Heading_20_4" text:outline-level="4">Universal Selector</text:h>
      <text:p text:style-name="P3">* {</text:p>
      <text:p text:style-name="P3"/>
      <text:p text:style-name="P3">}</text:p>
      <text:p text:style-name="P1"/>
      <text:h text:style-name="Heading_20_2" text:outline-level="2">Object</text:h>
      <text:p text:style-name="P13"/>
      <text:p text:style-name="P13">a {</text:p>
      <text:p text:style-name="P2"/>
      <text:p text:style-name="P13">}</text:p>
      <text:p text:style-name="P2"/>
      <text:h text:style-name="Heading_20_2" text:outline-level="2">Class</text:h>
      <text:p text:style-name="P13"><text:s/></text:p>
      <text:p text:style-name="P2">.<text:span text:style-name="T3">class {</text:span></text:p>
      <text:p text:style-name="P2"/>
      <text:p text:style-name="P13">}</text:p>
      <text:p text:style-name="P13"/>
      <text:h text:style-name="Heading_20_2" text:outline-level="2">ID</text:h>
      <text:p text:style-name="P13"/>
      <text:p text:style-name="P13">#ID {</text:p>
      <text:p text:style-name="P13"/>
      <text:p text:style-name="P13"><text:soft-page-break/>}</text:p>
      <text:p text:style-name="P13"/>
      <text:h text:style-name="Heading_20_1" text:outline-level="1">Comments:</text:h>
      <text:p text:style-name="P4"/>
      <text:p text:style-name="P3">/* comment */</text:p>
      <text:h text:style-name="Heading_20_1" text:outline-level="1">Modifiers:</text:h>
      <text:p text:style-name="P3"/>
      <text:h text:style-name="Heading_20_3" text:outline-level="3">Font Size:</text:h>
      <text:p text:style-name="P3">{</text:p>
      <text:p text:style-name="P3"><text:tab/>font-size:24px;</text:p>
      <text:p text:style-name="P3"><text:tab/>}</text:p>
      <text:p text:style-name="P3"/>
      <text:p text:style-name="P3"/>
      <text:h text:style-name="Heading_20_3" text:outline-level="3">Font Colour:</text:h>
      <text:p text:style-name="P3"/>
      <text:p text:style-name="P14">Named Colours</text:p>
      <text:p text:style-name="P3">{</text:p>
      <text:p text:style-name="P3"><text:tab/>color: Blue;</text:p>
      <text:p text:style-name="P3"><text:tab/>}</text:p>
      <text:p text:style-name="P3"/>
      <text:h text:style-name="Heading_20_4" text:outline-level="4">RGB</text:h>
      <text:p text:style-name="P5"/>
      <text:p text:style-name="P5">{</text:p>
      <text:p text:style-name="P5"><text:tab/>colour: rgb(255,255,255);</text:p>
      <text:p text:style-name="P5"><text:tab/>}</text:p>
      <text:p text:style-name="P3"/>
      <text:h text:style-name="Heading_20_4" text:outline-level="4">Base 16</text:h>
      <text:p text:style-name="P6"/>
      <text:p text:style-name="P6">{</text:p>
      <text:p text:style-name="P6"><text:tab/>colo<text:span text:style-name="T1">r</text:span>: #FFFFFF</text:p>
      <text:p text:style-name="P6"><text:tab/>}</text:p>
      <text:p text:style-name="P6"/>
      <text:h text:style-name="Heading_20_4" text:outline-level="4">HSL</text:h>
      <text:p text:style-name="P7"/>
      <text:p text:style-name="P7">{</text:p>
      <text:p text:style-name="P7"><text:tab/>color: hsl(182, 20%, 50%);</text:p>
      <text:p text:style-name="P7"><text:tab/>}</text:p>
      <text:p text:style-name="P3"/>
      <text:p text:style-name="P3"/>
      <text:h text:style-name="Heading_20_4" text:outline-level="4">RGBa (Alpha/Transparency);</text:h>
      <text:p text:style-name="P10"/>
      <text:p text:style-name="P10"><text:soft-page-break/>{</text:p>
      <text:p text:style-name="P10"><text:tab/>color: <text:s/>rgba(rgba(123, 88, 9, 0.5);</text:p>
      <text:p text:style-name="P3"><text:tab/><text:span text:style-name="T2">}</text:span></text:p>
      <text:p text:style-name="P3"/>
      <text:p text:style-name="P3"/>
      <text:h text:style-name="Heading_20_4" text:outline-level="4">HSLa</text:h>
      <text:p text:style-name="P9"/>
      <text:p text:style-name="P8">{</text:p>
      <text:p text:style-name="P8"><text:tab/>color: hsl(182, 20%, 50%, <text:span text:style-name="T2">0.9</text:span>);</text:p>
      <text:p text:style-name="P8"><text:tab/>}</text:p>
      <text:p text:style-name="P3"/>
      <text:p text:style-name="P3"/>
      <text:p text:style-name="P11">Bottom Border</text:p>
      <text:p text:style-name="P11">{</text:p>
      <text:p text:style-name="P11"><text:s/><text:tab/>border-bottom: 1px solid rgba(255, 255, 255, 0.5);</text:p>
      <text:p text:style-name="P11"><text:s/><text:tab/>}</text:p>
      <text:p text:style-name="P11"/>
      <text:p text:style-name="P11">Font Thickness:</text:p>
      <text:p text:style-name="P11"><text:s text:c="2"/>font-weight: 100;</text:p>
      <text:p text:style-name="P11"/>
      <text:p text:style-name="P11">Font Type</text:p>
      <text:p text:style-name="P11"><text:s text:c="2"/>font-family: Georgia;</text:p>
      <text:p text:style-name="P11"/>
      <text:p text:style-name="P11">Text Spacing</text:p>
      <text:p text:style-name="P11"><text:s text:c="2"/>line-height: 24px;</text:p>
      <text:p text:style-name="P11"/>
      <text:p text:style-name="P11">Padding below object</text:p>
      <text:p text:style-name="P11"><text:s text:c="2"/>padding-bottom: 30px;</text:p>
      <text:p text:style-name="P11"/>
      <text:p text:style-name="P11">Text Alignment</text:p>
      <text:p text:style-name="P11"><text:s text:c="2"/>text-align: left;</text:p>
      <text:p text:style-name="P11"/>
      <text:p text:style-name="P11">Width</text:p>
      <text:p text:style-name="P11"><text:s text:c="2"/>width: 70%;</text:p>
      <text:p text:style-name="P11"/>
      <text:p text:style-name="P12">Uppercase / Lowercase</text:p>
      <text:p text:style-name="P12">text-transform: uppercase;</text:p>
      <text:p text:style-name="P12"/>
      <text:p text:style-name="P18">p {</text:p>
      <text:p text:style-name="P18"><text:s text:c="2"/>min-width: 300px;</text:p>
      <text:p text:style-name="P18"><text:s text:c="2"/>max-width: 600px;</text:p>
      <text:p text:style-name="P21"><text:span text:style-name="T4">}</text:span></text:p>
      <text:h text:style-name="Heading_20_3" text:outline-level="3">Borders</text:h>
      <text:p text:style-name="P18">p {</text:p>
      <text:p text:style-name="P18"><text:s text:c="2"/>border-style: solid;</text:p>
      <text:p text:style-name="P18"><text:s text:c="2"/>border-width: 3px 1px 2px 1px;</text:p>
      <text:p text:style-name="P19"><text:s/>(top, right, bottom, left}</text:p>
      <text:p text:style-name="P22">border-top-width: 2px;</text:p>
      <text:p text:style-name="P19"/>
      <text:p text:style-name="P19"><text:span text:style-name="T5">border-color: rgb(22, 77, 100);</text:span><text:tab/></text:p>
      <text:p text:style-name="P19"><text:soft-page-break/><text:span text:style-name="T5">border: 3px solid rgb(22, 77, 100);</text:span></text:p>
      <text:p text:style-name="P20"><text:span text:style-name="T5">border-radius: 10px 10px 0px 0px;</text:span></text:p>
      <text:p text:style-name="P20"/>
      <text:p text:style-name="P20"><text:span text:style-name="T6">padding: 30px 10px 30px 10px;</text:span><text:tab/><text:tab/></text:p>
      <text:p text:style-name="P12"/>
      <text:p text:style-name="P23"><text:s/>margin: auto; #(needs width to be specified)</text:p>
      <text:p text:style-name="P23"/>
      <text:p text:style-name="P12"/>
      <text:p text:style-name="P17">Overflow: scroll;</text:p>
      <text:p text:style-name="P17"/>
      <text:p text:style-name="P24">Visibility</text:p>
      <text:p text:style-name="P24">visibility: none</text:p>
      <text:p text:style-name="P24">visibility: hidden</text:p>
      <text:p text:style-name="P24">visibility: visib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3:19:37.346000000</meta:creation-date>
    <dc:date>2017-06-02T17:00:55.101000000</dc:date>
    <meta:editing-duration>PT3H49M52S</meta:editing-duration>
    <meta:editing-cycles>6</meta:editing-cycles>
    <meta:generator>LibreOffice/5.3.3.2$Windows_x86 LibreOffice_project/3d9a8b4b4e538a85e0782bd6c2d430bafe583448</meta:generator>
    <meta:document-statistic meta:table-count="0" meta:image-count="0" meta:object-count="0" meta:page-count="4" meta:paragraph-count="98" meta:word-count="195" meta:character-count="1244" meta:non-whitespace-character-count="1089"/>
  </office:meta>
</office:document-meta>
</file>